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1a2573e" officeooo:paragraph-rsid="01a3e339"/>
    </style:style>
    <style:style style:name="P4" style:family="paragraph" style:parent-style-name="Text_20_body">
      <style:text-properties officeooo:rsid="01ce6926" officeooo:paragraph-rsid="01ce6926"/>
    </style:style>
    <style:style style:name="P5" style:family="paragraph" style:parent-style-name="Text_20_body">
      <style:paragraph-properties fo:break-before="page"/>
    </style:style>
    <style:style style:name="P6" style:family="paragraph" style:parent-style-name="Contents_20_Heading">
      <style:paragraph-properties fo:text-align="center" style:justify-single-word="false"/>
      <style:text-properties officeooo:paragraph-rsid="017c28c9"/>
    </style:style>
    <style:style style:name="P7" style:family="paragraph" style:parent-style-name="Text_20_body" style:list-style-name="L1">
      <style:text-properties style:font-name="Liberation Serif1" fo:font-size="12pt" officeooo:rsid="01d2ff24" officeooo:paragraph-rsid="01d2ff24" style:font-size-asian="10.5pt" style:font-size-complex="12pt"/>
    </style:style>
    <style:style style:name="P8" style:family="paragraph" style:parent-style-name="Text_20_body">
      <style:text-properties style:font-name="Liberation Serif1" fo:font-size="12pt" officeooo:rsid="01d46c91" officeooo:paragraph-rsid="01d46c91" style:font-size-asian="10.5pt" style:font-size-complex="12pt"/>
    </style:style>
    <style:style style:name="P9" style:family="paragraph" style:parent-style-name="Text_20_body">
      <style:text-properties officeooo:rsid="01d2ff24" officeooo:paragraph-rsid="01d2ff24"/>
    </style:style>
    <style:style style:name="P10" style:family="paragraph" style:parent-style-name="Heading_20_2" style:list-style-name="">
      <style:text-properties officeooo:rsid="00393723" officeooo:paragraph-rsid="002f2470"/>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rsid="0082cf49" officeooo:paragraph-rsid="0082cf49"/>
    </style:style>
    <style:style style:name="P13" style:family="paragraph" style:parent-style-name="Heading_20_1">
      <style:paragraph-properties fo:break-before="page"/>
      <style:text-properties officeooo:rsid="00432077" officeooo:paragraph-rsid="005d0165"/>
    </style:style>
    <style:style style:name="P14" style:family="paragraph" style:parent-style-name="Heading_20_1">
      <style:paragraph-properties fo:break-before="page"/>
      <style:text-properties officeooo:rsid="00432077" officeooo:paragraph-rsid="00432077"/>
    </style:style>
    <style:style style:name="P15" style:family="paragraph" style:parent-style-name="Heading_20_1" style:master-page-name="">
      <style:paragraph-properties style:page-number="auto" fo:break-before="page"/>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1d2f32d"/>
    </style:style>
    <style:style style:name="T3" style:family="text">
      <style:text-properties style:font-name="Courier 10 Pitch"/>
    </style:style>
    <style:style style:name="T4" style:family="text">
      <style:text-properties officeooo:rsid="01d647c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November 2015</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268_281562089" text:style-name="Index_20_Link" text:visited-style-name="Index_20_Link">Global<text:tab/>3</text:a></text:p>
          <text:p text:style-name="P16"><text:a xlink:type="simple" xlink:href="#__RefHeading__807_1383136781" text:style-name="Index_20_Link" text:visited-style-name="Index_20_Link">Family Tree Enhancements<text:tab/>4</text:a></text:p>
          <text:p text:style-name="P16"><text:a xlink:type="simple" xlink:href="#__RefHeading__1179_47939892" text:style-name="Index_20_Link" text:visited-style-name="Index_20_Link">Census Database Enhancements<text:tab/>5</text:a></text:p>
          <text:p text:style-name="P16"><text:a xlink:type="simple" xlink:href="#__RefHeading__1181_47939892" text:style-name="Index_20_Link" text:visited-style-name="Index_20_Link">Vital Statistics Enhancements<text:tab/>6</text:a></text:p>
          <text:p text:style-name="P16"><text:a xlink:type="simple" xlink:href="#__RefHeading__841_1383136781" text:style-name="Index_20_Link" text:visited-style-name="Index_20_Link">Bug Fixes<text:tab/>7</text:a></text:p>
        </text:index-body>
      </text:table-of-content>
      <text:p text:style-name="Text_20_body"/>
      <text:p text:style-name="P5"/>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h text:style-name="P10" text:outline-level="2"/>
      <text:h text:style-name="P12" text:outline-level="1"><text:bookmark-start text:name="__RefHeading__268_281562089"/>Global<text:bookmark-end text:name="__RefHeading__268_281562089"/></text:h>
      <text:p text:style-name="P4">There are no significant global changes this month.</text:p>
      <text:p text:style-name="P3"/>
      <text:h text:style-name="P15" text:outline-level="1"><text:bookmark-start text:name="__RefHeading__807_1383136781"/>Family Tree Enhancements<text:bookmark-end text:name="__RefHeading__807_1383136781"/></text:h>
      <text:p text:style-name="P9">Some interesting causes of death are now explained including the terms “Paris Green” and “Pott's Disease”.</text:p>
      <text:h text:style-name="P13" text:outline-level="1"><text:bookmark-start text:name="__RefHeading__1179_47939892"/>Census Database Enhancements<text:bookmark-end text:name="__RefHeading__1179_47939892"/></text:h>
      <text:p text:style-name="P9">The implementation of status displays about the census transcription is changed to improve performance by maintaining the statistics in the table of Districts rather than recalculating from the census transcription tables. <text:s/>This speeds up the display of the list of censuses and each of the transcription progress reports. <text:s/>This adds a new method <text:span text:style-name="T3">synchPopulation</text:span> to the class District, which is called after each census transcription database update to update the statistics for the current District.</text:p>
      <text:h text:style-name="P14" text:outline-level="1"><text:bookmark-start text:name="__RefHeading__1181_47939892"/>Vital Statistics Enhancements<text:bookmark-end text:name="__RefHeading__1181_47939892"/></text:h>
      <text:p text:style-name="P8">When entering the duration of cause of death field <text:span text:style-name="T4">in a transcription of a death registration </text:span>the abbreviations 'y', 'm', 'd', and 'h' are expanded to 'years', 'months', 'days', and 'hours' except if the preceding word in the text is the single digit '1' in which case they are expanded to the singular form.</text:p>
      <text:h text:style-name="P11" text:outline-level="1"><text:bookmark-start text:name="__RefHeading__841_1383136781"/>Bug Fixes<text:bookmark-end text:name="__RefHeading__841_1383136781"/></text:h>
      <text:list xml:id="list6727286492994438944" text:style-name="L1">
        <text:list-item>
          <text:p text:style-name="P7">The method <text:span text:style-name="T3">LegacySurname::getSurnames</text:span> returned an incorrect count value.</text:p>
        </text:list-item>
        <text:list-item>
          <text:p text:style-name="P7">The main display page presented by LegacyIndivid.php crashed if it encountered a URL with certain unexpected charact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5-12-16T20:46:53.057965097</dc:date>
    <meta:editing-duration>P4DT10H34M57S</meta:editing-duration>
    <meta:editing-cycles>242</meta:editing-cycles>
    <meta:generator>LibreOffice/5.0.2.2$Linux_X86_64 LibreOffice_project/00m0$Build-2</meta:generator>
    <meta:document-statistic meta:table-count="0" meta:image-count="0" meta:object-count="0" meta:page-count="7" meta:paragraph-count="20" meta:word-count="220" meta:character-count="1431" meta:non-whitespace-character-count="1231"/>
  </office:meta>
</office:document-meta>
</file>